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rie seu jogo em HTML5 com enchant.js </text:h>
      <text:p text:style-name="Text_20_body">Com poucas linhas de código é possível criar um jogo simples em HTML5 utilizando o framework enchant.js. </text:p>
      <text:p text:style-name="Text_20_body">por <text:a xlink:type="simple" xlink:href="https://tableless.com.br/authors/ezequiel-m.-mello" text:style-name="Internet_20_link" text:visited-style-name="Visited_20_Internet_20_Link">Ezequiel M. Mello</text:a> </text:p>
      <text:p text:style-name="Text_20_body">Mantido na UEI (Ubiquitous Entertainment, Inc), por membros do Centro de Pesquisa de Akihabara, o <text:span text:style-name="Emphasis">framework</text:span> japonês chamado <text:a xlink:type="simple" xlink:href="https://enchantjs.com/pt-br/" office:target-frame-name="_blank" xlink:show="new" text:style-name="Internet_20_link" text:visited-style-name="Visited_20_Internet_20_Link"><text:span text:style-name="Strong_20_Emphasis">enchant.js</text:span></text:a>, permite criar com poucas linhas de código um jogo simples em HTML5.</text:p>
      <text:p text:style-name="Text_20_body">Com <text:span text:style-name="Strong_20_Emphasis">enchant.js</text:span>, você pode criar desde simples jogos 2D até avançados jogos em três dimensões, graças ao suporte WebGL usado como plugin.</text:p>
      <text:p text:style-name="Text_20_body">Os elementos criados em um bloco do enchant.js são renderizado através do DOM e do Canvas, além de rodar nas plataformas mais conhecidas. Os eventos são voltados para <text:span text:style-name="Emphasis">mobile</text:span>, como o <text:span text:style-name="Strong_20_Emphasis">Event.TOUCH_MOVE</text:span>, disparado quando o usuário toca na tela e a segura. O enchant.js ainda possui uma <text:a xlink:type="simple" xlink:href="https://code.9leap.net/" office:target-frame-name="_blank" xlink:show="new" text:style-name="Internet_20_link" text:visited-style-name="Visited_20_Internet_20_Link">plataforma</text:a> com bibliotecas e jogos prontos para serem usados quando quiser.</text:p>
      <text:h text:style-name="Heading_20_2" text:outline-level="2"><text:bookmark text:name="sprites"/><text:span text:style-name="Emphasis">Sprites</text:span></text:h>
      <text:p text:style-name="Text_20_body">O enchant.js trabalha com <text:span text:style-name="Emphasis">sprites</text:span> para renderizar objetos na tela. Esse recurso tem várias utilidades, como criar um personagem ou mesmo um ambiente. O <text:span text:style-name="Emphasis">sprite</text:span> permite além de renderizar um objeto no DOM ou no Canvas, criar animações com frames a partir de uma imagem <text:span text:style-name="Emphasis">sprite</text:span>. Cada quadro é definido como um índice em um <text:span text:style-name="Emphasis">array</text:span>, iniciado com zero, e com limite máximo da quantidade de imagens. Exemplo:</text:p>
      <text:p text:style-name="Preformatted_20_Text">var Person = new Sprite(64, 64);</text:p>
      <text:p text:style-name="Preformatted_20_Text">Person.image = game.assets['images/Person.png'];</text:p>
      <text:p text:style-name="P1">Person.frame = [0, 1, 4, 5, 1]; // linha importante</text:p>
      <text:p text:style-name="Text_20_body">Isto fará que a imagem passe entre estes sprites em um intervalo de tempo determinado pela propriedade <text:span text:style-name="Strong_20_Emphasis">fps</text:span> do objeto <text:span text:style-name="Strong_20_Emphasis">Core</text:span> (versões mais recentes), e <text:span text:style-name="Strong_20_Emphasis">Game</text:span> (versões anteriores).</text:p>
      <text:h text:style-name="Heading_20_2" text:outline-level="2"><text:bookmark text:name="o-código"/>O código</text:h>
      <text:p text:style-name="Text_20_body">Vamos criar um personagem movendo-se em um ambiente usando <text:span text:style-name="Emphasis">sprite</text:span>.</text:p>
      <text:h text:style-name="Heading_20_3" text:outline-level="3"><text:bookmark text:name="html"/><text:span text:style-name="Strong_20_Emphasis">HTML:</text:span></text:h>
      <text:p text:style-name="Preformatted_20_Text">&lt;!DOCTYPE html&gt;</text:p>
      <text:p text:style-name="Preformatted_20_Text">&lt;html&gt;</text:p>
      <text:p text:style-name="Preformatted_20_Text"/>
      <text:p text:style-name="Preformatted_20_Text"><text:s/>&lt;head&gt;</text:p>
      <text:p text:style-name="Preformatted_20_Text"><text:s/>&lt;script src="enchant.js"&gt;&lt;/script&gt;</text:p>
      <text:p text:style-name="Preformatted_20_Text"><text:s/>&lt;script src="script.js"&gt;&lt;/script&gt;</text:p>
      <text:p text:style-name="Preformatted_20_Text"><text:s/>&lt;/head&gt;</text:p>
      <text:p text:style-name="Preformatted_20_Text"/>
      <text:p text:style-name="Preformatted_20_Text"><text:s/>&lt;body&gt;&lt;/body&gt;</text:p>
      <text:p text:style-name="Preformatted_20_Text"/>
      <text:p text:style-name="P1">&lt;/html&gt;</text:p>
      <text:h text:style-name="Heading_20_3" text:outline-level="3"><text:bookmark text:name="javascript"/><text:soft-page-break/><text:span text:style-name="Strong_20_Emphasis">JavaScript</text:span>:</text:h>
      <text:p text:style-name="Preformatted_20_Text">(function() {</text:p>
      <text:p text:style-name="Preformatted_20_Text"><text:s text:c="3"/>function initialize() {</text:p>
      <text:p text:style-name="Preformatted_20_Text"><text:s text:c="5"/>enchant();</text:p>
      <text:p text:style-name="Preformatted_20_Text"><text:s text:c="5"/>var game = new Core(640, 480);</text:p>
      <text:p text:style-name="Preformatted_20_Text"><text:s text:c="5"/>var gohan = "https://tinyurl.com/p2z8qlt";</text:p>
      <text:p text:style-name="Preformatted_20_Text"><text:s text:c="5"/>var fundo = "https://tinyurl.com/nc39d4y";</text:p>
      <text:p text:style-name="Preformatted_20_Text"><text:s text:c="5"/>game.preload(gohan, fundo);</text:p>
      <text:p text:style-name="Preformatted_20_Text"><text:s text:c="5"/>game.fps = 16; // seta o fps. Quanto maior, mais lento</text:p>
      <text:p text:style-name="Preformatted_20_Text"><text:s/></text:p>
      <text:p text:style-name="Preformatted_20_Text"><text:s text:c="5"/>game.onload = function() {</text:p>
      <text:p text:style-name="Preformatted_20_Text"><text:s text:c="7"/>// cria fundo</text:p>
      <text:p text:style-name="Preformatted_20_Text"><text:s text:c="7"/>var background = new Sprite(1024, 698);</text:p>
      <text:p text:style-name="Preformatted_20_Text"><text:s text:c="7"/>background.image = game.assets[fundo];</text:p>
      <text:p text:style-name="Preformatted_20_Text"><text:s text:c="6"/>game.rootScene.addChild(background);</text:p>
      <text:p text:style-name="Preformatted_20_Text"><text:s/></text:p>
      <text:p text:style-name="Preformatted_20_Text"><text:s text:c="6"/>// cria player</text:p>
      <text:p text:style-name="Preformatted_20_Text"><text:s text:c="5"/>var player = new Sprite(63, 97);</text:p>
      <text:p text:style-name="Preformatted_20_Text"><text:s text:c="5"/>player.image = game.assets[gohan];</text:p>
      <text:p text:style-name="Preformatted_20_Text"><text:s text:c="5"/>player.frame = [0, 1];</text:p>
      <text:p text:style-name="Preformatted_20_Text"><text:s text:c="5"/>player.x = (game.width/2)-(player.width/2); // centraliza no eixo X</text:p>
      <text:p text:style-name="Preformatted_20_Text"><text:s text:c="5"/>player.y = 250;</text:p>
      <text:p text:style-name="Preformatted_20_Text"><text:s text:c="4"/>player.tl.scaleTo(1.5, 1.5, 50);</text:p>
      <text:p text:style-name="Preformatted_20_Text"><text:s text:c="4"/>game.rootScene.addChild(player);</text:p>
      <text:p text:style-name="Preformatted_20_Text"><text:s/></text:p>
      <text:p text:style-name="Preformatted_20_Text"><text:s text:c="4"/>// executa o tempo todo enquanto o player existir</text:p>
      <text:p text:style-name="Preformatted_20_Text"><text:s text:c="4"/>player.onenterframe = function() {</text:p>
      <text:p text:style-name="Preformatted_20_Text"><text:s text:c="6"/>if (this.age &gt;= 50) this.frame = [2, 3, 4];</text:p>
      <text:p text:style-name="Preformatted_20_Text"><text:s text:c="6"/>if (this.age % 10 == 0) </text:p>
      <text:p text:style-name="Preformatted_20_Text"><text:s text:c="8"/>this.tl.moveBy(50,0,10).moveBy(-50,0,10).loop();</text:p>
      <text:p text:style-name="Preformatted_20_Text"><text:s text:c="5"/>}</text:p>
      <text:p text:style-name="Preformatted_20_Text"><text:s text:c="3"/>}</text:p>
      <text:p text:style-name="Preformatted_20_Text"><text:s text:c="3"/>game.start(); // inicia o jogo</text:p>
      <text:p text:style-name="Preformatted_20_Text"><text:s/>}</text:p>
      <text:p text:style-name="Preformatted_20_Text"><text:s text:c="2"/>window.addEventListener('load', initialize, false);</text:p>
      <text:p text:style-name="P1">}).apply(this);</text:p>
      <text:p text:style-name="Text_20_body"><text:a xlink:type="simple" xlink:href="https://plnkr.co/edit/dCxps2" office:target-frame-name="_blank" xlink:show="new" text:style-name="Internet_20_link" text:visited-style-name="Visited_20_Internet_20_Link"><text:span text:style-name="Strong_20_Emphasis">Veja o exemplo no Plunker</text:span></text:a>.</text:p>
      <text:p text:style-name="Text_20_body">Primeiro chamamos o enchant.js na linha <text:span text:style-name="Strong_20_Emphasis">3</text:span>. Na linha <text:span text:style-name="Strong_20_Emphasis">4</text:span> criamos uma variável para guardar o objeto principal do jogo. Na linha <text:span text:style-name="Strong_20_Emphasis">7</text:span>, dizemos ao enchant.js o que precisamos carregar antes de iniciar o jogo. Na linha <text:span text:style-name="Strong_20_Emphasis">8</text:span> setamos os <text:span text:style-name="Emphasis">frames per second</text:span> do jogo (esta propriedade existe em todos os objetos do enchant.js). Na linha <text:span text:style-name="Strong_20_Emphasis">10</text:span> definimos o que acontece quando o enchant.js terminar de carregar os <text:span text:style-name="Emphasis">assets</text:span>. Na linha <text:span text:style-name="Strong_20_Emphasis">12</text:span> criamos um novo sprite com largura e altura passadas como argumento. Na linha <text:span text:style-name="Strong_20_Emphasis">13</text:span>, atribuímos a imagem de fundo, que já foi carregada à propriedade <text:span text:style-name="Emphasis">image</text:span> do <text:span text:style-name="Emphasis">sprite background</text:span>. Na linha <text:span text:style-name="Strong_20_Emphasis">14</text:span>, adicionamos esse fundo à cena principal (game.rootScene). Na linha <text:span text:style-name="Strong_20_Emphasis">19</text:span>, criamos uma animação passando as imagens 0 e 1 do sprite. Na linha <text:span text:style-name="Strong_20_Emphasis">22</text:span>, há o efeito de escala, como no CSS <text:span text:style-name="Emphasis">(transform: scale(x, y))</text:span>, mas com a diferença do terceiro argumento que define o tempo (quanto maior, mais demorado). Na linha <text:span text:style-name="Strong_20_Emphasis">29</text:span>, obtêm-se o efeito de mover em uma determinada direção em X e Y, definindo como terceiro argumento um tempo. O <text:span text:style-name="Emphasis">loop()</text:span> serve para repetir infinitamente a ação atual.</text:p>
      <text:h text:style-name="Heading_20_2" text:outline-level="2"><text:bookmark text:name="adicionando-um-novo-personagem"/>Adicionando um novo personagem</text:h>
      <text:p text:style-name="Text_20_body">Que tal deixar nosso jogo mais emocionante e adicionar um inimigo para combater nosso protagonista?</text:p>
      <text:p text:style-name="Preformatted_20_Text"><text:soft-page-break/>(function() {</text:p>
      <text:p text:style-name="Preformatted_20_Text"><text:s text:c="3"/>function initialize() {</text:p>
      <text:p text:style-name="Preformatted_20_Text"><text:s text:c="3"/>enchant();</text:p>
      <text:p text:style-name="Preformatted_20_Text"/>
      <text:p text:style-name="Preformatted_20_Text"><text:s text:c="3"/>var game = new Core(640, 480)</text:p>
      <text:p text:style-name="Preformatted_20_Text"><text:s text:c="3"/>, gohan = "https://tinyurl.com/p2z8qlt"</text:p>
      <text:p text:style-name="Preformatted_20_Text"><text:s text:c="3"/>, fundo = "https://tinyurl.com/nc39d4y"</text:p>
      <text:p text:style-name="Preformatted_20_Text"><text:s text:c="3"/>, freeza = "https://tinyurl.com/parueup"</text:p>
      <text:p text:style-name="Preformatted_20_Text"><text:s text:c="3"/>, powerImage = "https://tinyurl.com/o734vyr";</text:p>
      <text:p text:style-name="Preformatted_20_Text"><text:s text:c="3"/>game.preload(gohan, fundo, freeza, powerImage);</text:p>
      <text:p text:style-name="Preformatted_20_Text"><text:s text:c="3"/>game.fps = 16;</text:p>
      <text:p text:style-name="Preformatted_20_Text"><text:s/></text:p>
      <text:p text:style-name="Preformatted_20_Text"><text:s text:c="3"/>game.onload = function() {</text:p>
      <text:p text:style-name="Preformatted_20_Text"><text:s/></text:p>
      <text:p text:style-name="Preformatted_20_Text"><text:s text:c="5"/>var scene = new Scene(); // cria nova cena</text:p>
      <text:p text:style-name="Preformatted_20_Text"><text:s text:c="5"/>game.pushScene(scene); // nova cena na principal</text:p>
      <text:p text:style-name="Preformatted_20_Text"><text:s/></text:p>
      <text:p text:style-name="Preformatted_20_Text"><text:s text:c="5"/>// adiciona o fundo</text:p>
      <text:p text:style-name="Preformatted_20_Text"><text:s text:c="5"/>var background = new Sprite(1024, 698);</text:p>
      <text:p text:style-name="Preformatted_20_Text"><text:s text:c="5"/>background.image = game.assets[fundo];</text:p>
      <text:p text:style-name="Preformatted_20_Text"><text:s text:c="5"/>scene.addChild(background);</text:p>
      <text:p text:style-name="Preformatted_20_Text"><text:s/></text:p>
      <text:p text:style-name="Preformatted_20_Text"><text:s text:c="5"/>// modelo de player</text:p>
      <text:p text:style-name="Preformatted_20_Text"><text:s text:c="4"/>var Player = Class.create(Sprite, {</text:p>
      <text:p text:style-name="Preformatted_20_Text"><text:s text:c="8"/>initialize: function(data) {</text:p>
      <text:p text:style-name="Preformatted_20_Text"><text:s text:c="10"/>Sprite.apply(this, [data.w, data.h]);</text:p>
      <text:p text:style-name="Preformatted_20_Text"><text:s text:c="10"/>this.image = game.assets[data.image];</text:p>
      <text:p text:style-name="Preformatted_20_Text"><text:s text:c="10"/>data.scene.addChild(this);</text:p>
      <text:p text:style-name="Preformatted_20_Text"><text:s text:c="6"/>}</text:p>
      <text:p text:style-name="Preformatted_20_Text"><text:s text:c="4"/>});</text:p>
      <text:p text:style-name="Preformatted_20_Text"><text:s/></text:p>
      <text:p text:style-name="Preformatted_20_Text"><text:s text:c="4"/>var Power = Class.create(Sprite, {</text:p>
      <text:p text:style-name="Preformatted_20_Text"><text:s text:c="6"/>initialize: function(w, h, image, scene) {</text:p>
      <text:p text:style-name="Preformatted_20_Text"><text:s text:c="8"/>Sprite.call(this, w, h);</text:p>
      <text:p text:style-name="Preformatted_20_Text"><text:s text:c="8"/>this.image = game.assets[image];</text:p>
      <text:p text:style-name="Preformatted_20_Text"><text:s text:c="8"/>scene.addChild(this);</text:p>
      <text:p text:style-name="Preformatted_20_Text"><text:s text:c="6"/>}</text:p>
      <text:p text:style-name="Preformatted_20_Text"><text:s text:c="4"/>});</text:p>
      <text:p text:style-name="Preformatted_20_Text"><text:s/></text:p>
      <text:p text:style-name="Preformatted_20_Text"/>
      <text:p text:style-name="Preformatted_20_Text"><text:s text:c="4"/>// Gohan</text:p>
      <text:p text:style-name="Preformatted_20_Text"><text:s text:c="4"/>var player = new Player({</text:p>
      <text:p text:style-name="Preformatted_20_Text"><text:s text:c="4"/>w: 63, h: 97, scene: scene, image: gohan</text:p>
      <text:p text:style-name="Preformatted_20_Text"><text:s text:c="4"/>});</text:p>
      <text:p text:style-name="Preformatted_20_Text"><text:s/></text:p>
      <text:p text:style-name="Preformatted_20_Text"><text:s text:c="4"/>player.frame = [0, 1];</text:p>
      <text:p text:style-name="Preformatted_20_Text"><text:s text:c="4"/>player.x = ((game.width/2)-(player.width/2))-200;</text:p>
      <text:p text:style-name="Preformatted_20_Text"><text:s text:c="4"/>player.y = 250;</text:p>
      <text:p text:style-name="Preformatted_20_Text"><text:s text:c="4"/>player.tl.scaleTo(1.5, 1.5, 50);</text:p>
      <text:p text:style-name="Preformatted_20_Text"><text:s/></text:p>
      <text:p text:style-name="Preformatted_20_Text"><text:s text:c="3"/>player.onenterframe = function() {</text:p>
      <text:p text:style-name="Preformatted_20_Text"><text:s text:c="5"/>if (this.age &gt;= 50) this.frame = [2, 3, 4];</text:p>
      <text:p text:style-name="Preformatted_20_Text"><text:s text:c="5"/>if (this.age % 10 == 0) </text:p>
      <text:p text:style-name="Preformatted_20_Text"><text:s text:c="4"/>this.tl.moveBy(50,0,10).moveBy(-50,0,10).loop();</text:p>
      <text:p text:style-name="Preformatted_20_Text"><text:s text:c="3"/>}</text:p>
      <text:p text:style-name="Preformatted_20_Text"><text:s/></text:p>
      <text:p text:style-name="Preformatted_20_Text"><text:s text:c="3"/>player.addEventListener(Event.TOUCH_START,function(evt){</text:p>
      <text:p text:style-name="Preformatted_20_Text"><text:s text:c="5"/>var power = new Power(133, 61, powerImage, scene);</text:p>
      <text:p text:style-name="Preformatted_20_Text"><text:s text:c="5"/>power.x = evt.x;</text:p>
      <text:p text:style-name="Preformatted_20_Text"><text:s text:c="5"/>power.y = evt.y;</text:p>
      <text:p text:style-name="Preformatted_20_Text"/>
      <text:p text:style-name="Preformatted_20_Text"><text:s text:c="5"/>power.addEventListener('enterframe', function() {</text:p>
      <text:p text:style-name="Preformatted_20_Text"><text:s text:c="7"/>this.x += 2;</text:p>
      <text:p text:style-name="Preformatted_20_Text"><text:s text:c="7"/>if (this.intersect(enemy)) {</text:p>
      <text:p text:style-name="Preformatted_20_Text"><text:soft-page-break/><text:s text:c="9"/>scene.removeChild(enemy);</text:p>
      <text:p text:style-name="Preformatted_20_Text"><text:s text:c="9"/>player.frame = 0;</text:p>
      <text:p text:style-name="Preformatted_20_Text"><text:s text:c="7"/>}</text:p>
      <text:p text:style-name="Preformatted_20_Text"><text:s text:c="5"/>});</text:p>
      <text:p text:style-name="Preformatted_20_Text"><text:s text:c="3"/>});</text:p>
      <text:p text:style-name="Preformatted_20_Text"><text:s/></text:p>
      <text:p text:style-name="Preformatted_20_Text"><text:s text:c="3"/>// Freeza</text:p>
      <text:p text:style-name="Preformatted_20_Text"><text:s text:c="3"/>var enemy = new Player({</text:p>
      <text:p text:style-name="Preformatted_20_Text"><text:s text:c="5"/>scene: scene, w: 65, h: 85, image: freeza</text:p>
      <text:p text:style-name="Preformatted_20_Text"><text:s text:c="3"/>});</text:p>
      <text:p text:style-name="Preformatted_20_Text"><text:s/></text:p>
      <text:p text:style-name="Preformatted_20_Text"><text:s text:c="3"/>enemy.x = 400;;</text:p>
      <text:p text:style-name="Preformatted_20_Text"><text:s text:c="3"/>enemy.y = 180;</text:p>
      <text:p text:style-name="Preformatted_20_Text"><text:s text:c="3"/>enemy.tl.scaleTo(-1, 1, 1);</text:p>
      <text:p text:style-name="Preformatted_20_Text"><text:s text:c="3"/>enemy.tl.scaleTo(-3,3, 100);</text:p>
      <text:p text:style-name="Preformatted_20_Text"><text:s/></text:p>
      <text:p text:style-name="Preformatted_20_Text"><text:s text:c="3"/>enemy.onenterframe = function() {</text:p>
      <text:p text:style-name="Preformatted_20_Text"><text:s text:c="5"/>if (this.age &gt;= 50) this.frame = [2, 3, 4];</text:p>
      <text:p text:style-name="Preformatted_20_Text"><text:s text:c="5"/>if (this.age%10==0) this.tl.moveBy(0,-50,10).moveBy(0,50,10).loop();</text:p>
      <text:p text:style-name="Preformatted_20_Text"><text:s text:c="3"/>}</text:p>
      <text:p text:style-name="Preformatted_20_Text"/>
      <text:p text:style-name="Preformatted_20_Text"><text:s/>}</text:p>
      <text:p text:style-name="Preformatted_20_Text"><text:s/>game.start();</text:p>
      <text:p text:style-name="Preformatted_20_Text">}</text:p>
      <text:p text:style-name="Preformatted_20_Text"/>
      <text:p text:style-name="Preformatted_20_Text"><text:s/>window.addEventListener('load', initialize, false);</text:p>
      <text:p text:style-name="P1">}).apply(this);</text:p>
      <text:p text:style-name="Text_20_body"><text:a xlink:type="simple" xlink:href="https://plnkr.co/edit/7F6ytf" office:target-frame-name="_blank" xlink:show="new" text:style-name="Internet_20_link" text:visited-style-name="Visited_20_Internet_20_Link"><text:span text:style-name="Strong_20_Emphasis">Veja o exemplo com dois personagens no Plunker</text:span></text:a>.</text:p>
      <text:p text:style-name="Text_20_body">Neste segundo exemplo, temos funções novas:</text:p>
      <text:h text:style-name="Heading_20_3" text:outline-level="3"><text:bookmark text:name="class-create"/>Class.create()</text:h>
      <text:p text:style-name="Text_20_body">Este método recebe dois argumentos (classe e objeto). O objeto utiliza a propriedade <text:span text:style-name="Emphasis">initialize</text:span> para executar o objeto quando é criado como um construtor. Outras propriedades funcionam como eventos:</text:p>
      <text:p text:style-name="P1">Class.create(Class,{initialize:function(){},onenterframe:function(){}});</text:p>
      <text:p text:style-name="Text_20_body">Dentro do <text:span text:style-name="Emphasis">initialize</text:span>, precisamos chamar a classe com <text:span text:style-name="Emphasis">call</text:span> ou <text:span text:style-name="Emphasis">apply</text:span> e seguir o mesmo padrão do exemplo 1 ao criar um objeto.</text:p>
      <text:h text:style-name="Heading_20_3" text:outline-level="3"><text:bookmark text:name="intersect"/>intersect()</text:h>
      <text:p text:style-name="Text_20_body">Esta função facilita a nossa vida, detectando uma colisão. Só é preciso usar este método em um objeto e passar ao outro como argumento. Exemplo:</text:p>
      <text:p text:style-name="P1">player.intersect(enemy); // true ou false</text:p>
      <text:p text:style-name="Text_20_body">Isto nos poupa de fazer uma lógica como esta:</text:p>
      <text:p text:style-name="Preformatted_20_Text">function intersect(t, other) {</text:p>
      <text:p text:style-name="Preformatted_20_Text"><text:s text:c="2"/>return t.x &lt; other.x + other.width</text:p>
      <text:p text:style-name="Preformatted_20_Text"><text:s text:c="4"/>&amp;&amp; other.x &lt; t.x + t.width </text:p>
      <text:p text:style-name="Preformatted_20_Text"><text:s text:c="4"/>&amp;&amp; t.y &lt; other.y + other.height </text:p>
      <text:p text:style-name="Preformatted_20_Text"><text:s text:c="4"/>&amp;&amp; other.y &lt; t.y + t.height;</text:p>
      <text:p text:style-name="P1">}</text:p>
      <text:p text:style-name="P1">intersect(player, enemy); // true ou false</text:p>
      <text:p text:style-name="Text_20_body"><text:soft-page-break/>Apesar deste ser um exemplo simples de como criar um jogo em HTML5, a <text:a xlink:type="simple" xlink:href="https://enchantjs.com/resource/api-documentation/" office:target-frame-name="_blank" xlink:show="new" text:style-name="Internet_20_link" text:visited-style-name="Visited_20_Internet_20_Link">documentação</text:a> do enchant.js é bastante completa, e tem muita coisa que permite ser incorporada para tornar nosso exemplo mais dinâmico e interativo.</text:p>
      <text:p text:style-name="Text_20_body">Confira mais <text:a xlink:type="simple" xlink:href="https://enchantjs.com/pt-br/" office:target-frame-name="_blank" xlink:show="new" text:style-name="Internet_20_link" text:visited-style-name="Visited_20_Internet_20_Link">demos</text:a> no site, os <text:a xlink:type="simple" xlink:href="https://enchantjs.com/tutorial/lets-start-with-enchant-js/" office:target-frame-name="_blank" xlink:show="new" text:style-name="Internet_20_link" text:visited-style-name="Visited_20_Internet_20_Link">tutoriais</text:a> e os <text:a xlink:type="simple" xlink:href="https://enchantjs.com/showcase/games-on-9leap-net/" office:target-frame-name="_blank" xlink:show="new" text:style-name="Internet_20_link" text:visited-style-name="Visited_20_Internet_20_Link">jogos já desenvolvidos</text:a> com a plataforma.</text:p>
      <text:p text:style-name="Text_20_body"><text:a xlink:type="simple" xlink:href="https://tableless.com.br/crie-seu-jogo-em-html5-com-enchant-js/" text:style-name="Internet_20_link" text:visited-style-name="Visited_20_Internet_20_Link">https://tableless.com.br/crie-seu-jogo-em-html5-com-enchant-js/</text:a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8T13:11:06.770532267</meta:creation-date>
    <dc:date>2022-01-18T13:11:52.215996046</dc:date>
    <meta:editing-duration>PT45S</meta:editing-duration>
    <meta:editing-cycles>1</meta:editing-cycles>
    <meta:document-statistic meta:table-count="0" meta:image-count="0" meta:object-count="0" meta:page-count="5" meta:paragraph-count="169" meta:word-count="1047" meta:character-count="7641" meta:non-whitespace-character-count="6233"/>
    <meta:generator>LibreOffice/6.4.7.2$Linux_X86_64 LibreOffice_project/40$Build-2</meta:generator>
  </office:meta>
</office:document-meta>
</file>